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" manifest:full-path="Pictures/TablePreview1.svm"/>
  <manifest:file-entry manifest:media-type="image/png" manifest:full-path="Pictures/1000020100000858000006406BB1B956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60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87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0.1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1.48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8.93cm"/>
    </style:style>
    <style:style style:name="gr10" style:family="graphic" style:parent-style-name="objectwithoutfill">
      <style:graphic-properties svg:stroke-width="0.2cm" svg:stroke-color="#ff0000" draw:marker-start-width="0.5cm" draw:marker-end-width="0.5cm" draw:fill="none" draw:textarea-vertical-align="middle" fo:padding-top="0.225cm" fo:padding-bottom="0.225cm" fo:padding-left="0.35cm" fo:padding-right="0.35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co1" style:family="table-column">
      <style:table-column-properties style:column-width="6.675cm" style:use-optimal-column-width="false"/>
    </style:style>
    <style:style style:name="co2" style:family="table-column">
      <style:table-column-properties style:column-width="20.258cm" style:use-optimal-column-width="false"/>
    </style:style>
    <style:style style:name="ro1" style:family="table-row">
      <style:table-row-properties style:row-height="3.958cm"/>
    </style:style>
    <style:style style:name="ro2" style:family="table-row">
      <style:table-row-properties style:row-height="3.968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border="none"/>
      <style:text-properties fo:color="#ffffff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text-align="center" fo:border="none"/>
      <style:text-properties fo:color="#ffffff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text-align="start" fo:border="none"/>
      <style:text-properties fo:color="#ffffff" fo:font-size="18pt" style:font-size-asian="18pt" style:font-size-complex="18pt"/>
    </style:style>
    <style:style style:name="P1" style:family="paragraph">
      <style:paragraph-properties fo:text-align="end"/>
    </style:style>
    <style:style style:name="P2" style:family="paragraph">
      <style:text-properties fo:color="#ffffff" fo:font-size="54pt" style:font-size-asian="54pt" style:font-size-complex="54pt"/>
    </style:style>
    <style:style style:name="P3" style:family="paragraph">
      <style:paragraph-properties fo:text-align="end"/>
      <style:text-properties fo:color="#ffffff" fo:font-family="Arial" style:font-family-generic="roman" style:font-pitch="variable" fo:font-size="40pt" style:font-family-asian="Arial" style:font-family-generic-asian="roman" style:font-pitch-asian="variable" style:font-size-asian="40pt" style:font-family-complex="Arial" style:font-family-generic-complex="roman" style:font-pitch-complex="variable" style:font-size-complex="40pt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color="#ffffff" fo:font-size="54pt" style:font-size-asian="54pt" style:font-size-complex="54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color="#ffffff" fo:font-size="54pt" style:font-size-asian="54pt" style:font-size-complex="54pt"/>
    </style:style>
    <style:style style:name="P9" style:family="paragraph">
      <style:paragraph-properties style:text-autospace="none"/>
    </style:style>
    <style:style style:name="P10" style:family="paragraph">
      <style:paragraph-properties style:text-autospace="none"/>
      <style:text-properties fo:color="#4d4d4d" fo:font-family="Georgia" style:font-family-generic="roman" fo:font-size="17pt" style:font-family-asian="Georgia" style:font-family-generic-asian="roman" style:font-size-asian="17pt" style:font-family-complex="Georgia" style:font-family-generic-complex="roman" style:font-size-complex="17pt"/>
    </style:style>
    <style:style style:name="P11" style:family="paragraph">
      <style:text-properties fo:color="#ffffff" fo:font-size="44pt" style:font-size-asian="44pt" style:font-size-complex="44pt"/>
    </style:style>
    <style:style style:name="P12" style:family="paragraph">
      <style:text-properties fo:color="#ffffff" fo:font-size="50pt" style:font-size-asian="50pt" style:font-size-complex="50pt"/>
    </style:style>
    <style:style style:name="P13" style:family="paragraph">
      <style:paragraph-properties style:text-autospace="none">
        <style:tab-stops>
          <style:tab-stop style:position="1.147cm"/>
        </style:tab-stops>
      </style:paragraph-properties>
    </style:style>
    <style:style style:name="P14" style:family="paragraph">
      <style:text-properties fo:font-size="30pt" style:font-size-asian="30pt" style:font-size-complex="30pt"/>
    </style:style>
    <style:style style:name="P15" style:family="paragraph">
      <style:text-properties fo:color="#ffffff"/>
    </style:style>
    <style:style style:name="P16" style:family="paragraph">
      <style:paragraph-properties fo:text-align="center" style:text-autospace="none">
        <style:tab-stops>
          <style:tab-stop style:position="1.147cm"/>
        </style:tab-stops>
      </style:paragraph-properties>
    </style:style>
    <style:style style:name="P17" style:family="paragraph">
      <style:paragraph-properties style:text-autospace="none">
        <style:tab-stops>
          <style:tab-stop style:position="1.147cm"/>
        </style:tab-stops>
      </style:paragraph-properties>
      <style:text-properties fo:font-size="30pt" style:font-size-asian="30pt" style:font-size-complex="30p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paragraph-properties style:text-autospace="none">
        <style:tab-stops>
          <style:tab-stop style:position="1.058cm"/>
        </style:tab-stops>
      </style:paragraph-properties>
    </style:style>
    <style:style style:name="P20" style:family="paragraph">
      <style:paragraph-properties>
        <style:tab-stops>
          <style:tab-stop style:position="1.058cm"/>
        </style:tab-stops>
      </style:paragraph-properties>
    </style:style>
    <style:style style:name="P21" style:family="paragraph">
      <style:paragraph-properties>
        <style:tab-stops>
          <style:tab-stop style:position="1.058cm"/>
        </style:tab-stops>
      </style:paragraph-properties>
      <style:text-properties fo:font-family="Menlo-Regular" fo:font-size="30pt" style:font-family-asian="Menlo-Regular" style:font-size-asian="30pt" style:font-family-complex="Menlo-Regular" style:font-size-complex="30pt"/>
    </style:style>
    <style:style style:name="P22" style:family="paragraph">
      <style:text-properties fo:font-size="40pt" style:font-size-asian="40pt" style:font-size-complex="40pt"/>
    </style:style>
    <style:style style:name="P23" style:family="paragraph">
      <style:text-properties fo:color="#ffffff" fo:font-size="20pt" style:font-size-asian="20pt" style:font-size-complex="20pt"/>
    </style:style>
    <style:style style:name="P24" style:family="paragraph">
      <style:text-properties fo:color="#ffffff" fo:font-size="45pt" style:font-size-asian="45pt" style:font-size-complex="45pt"/>
    </style:style>
    <style:style style:name="T1" style:family="text">
      <style:text-properties fo:color="#ffffff" fo:font-size="54pt" style:font-size-asian="54pt" style:font-size-complex="54pt"/>
    </style:style>
    <style:style style:name="T2" style:family="text"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roman" style:font-pitch-asian="variable" style:font-size-asian="44pt" style:font-style-asian="normal" style:font-weight-asian="normal" style:font-family-complex="Arial" style:font-family-generic-complex="roma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ff" fo:font-size="32pt" style:font-size-asian="32pt" style:font-size-complex="32pt"/>
    </style:style>
    <style:style style:name="T4" style:family="text">
      <style:text-properties fo:color="#ffffff" style:text-outline="false" style:text-line-through-style="none" fo:font-family="Georgia" style:font-family-generic="roman" fo:font-size="54pt" fo:font-style="normal" fo:text-shadow="none" style:text-underline-style="none" fo:font-weight="normal" style:letter-kerning="true" style:font-family-asian="Georgia" style:font-family-generic-asian="roman" style:font-size-asian="54pt" style:font-style-asian="normal" style:font-weight-asian="normal" style:font-family-complex="Georgia" style:font-family-generic-complex="roman" style:font-size-complex="5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ffff" fo:font-size="44pt" style:font-size-asian="44pt" style:font-size-complex="44pt"/>
    </style:style>
    <style:style style:name="T6" style:family="text">
      <style:text-properties fo:color="#ffffff" fo:font-size="50pt" style:font-size-asian="50pt" style:font-size-complex="50pt"/>
    </style:style>
    <style:style style:name="T7" style:family="text">
      <style:text-properties fo:color="#d31895" fo:font-family="Menlo-Regular" fo:font-size="30pt" style:font-family-asian="Menlo-Regular" style:font-size-asian="30pt" style:font-family-complex="Menlo-Regular" style:font-size-complex="30pt"/>
    </style:style>
    <style:style style:name="T8" style:family="text">
      <style:text-properties fo:color="#ffffff" fo:font-family="Menlo-Regular" fo:font-size="30pt" style:font-family-asian="Menlo-Regular" style:font-size-asian="30pt" style:font-family-complex="Menlo-Regular" style:font-size-complex="30pt"/>
    </style:style>
    <style:style style:name="T9" style:family="text">
      <style:text-properties fo:color="#00a0ff" fo:font-family="Menlo-Regular" fo:font-size="30pt" style:font-family-asian="Menlo-Regular" style:font-size-asian="30pt" style:font-family-complex="Menlo-Regular" style:font-size-complex="30pt"/>
    </style:style>
    <style:style style:name="T10" style:family="text">
      <style:text-properties fo:color="#ffffff" style:text-outline="false" style:text-line-through-style="none" fo:font-family="Menlo-Regular" fo:font-size="30pt" fo:font-style="normal" fo:text-shadow="none" style:text-underline-style="none" fo:font-weight="normal" style:letter-kerning="true" style:font-family-asian="Menlo-Regular" style:font-size-asian="30pt" style:font-style-asian="normal" style:font-weight-asian="normal" style:font-family-complex="Menlo-Regular" style:font-size-complex="3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family="Menlo-Regular" fo:font-size="30pt" style:font-family-asian="Menlo-Regular" style:font-size-asian="30pt" style:font-family-complex="Menlo-Regular" style:font-size-complex="30pt"/>
    </style:style>
    <style:style style:name="T12" style:family="text">
      <style:text-properties fo:color="#d31895" fo:font-family="Menlo-Regular" fo:font-size="50pt" style:font-family-asian="Menlo-Regular" style:font-size-asian="50pt" style:font-family-complex="Menlo-Regular" style:font-size-complex="50pt"/>
    </style:style>
    <style:style style:name="T13" style:family="text">
      <style:text-properties fo:color="#ffffff"/>
    </style:style>
    <style:style style:name="T14" style:family="text">
      <style:text-properties fo:color="#ff0000" style:text-outline="false" style:text-line-through-style="none" fo:font-family="Menlo-Regular" fo:font-size="30pt" fo:font-style="normal" fo:text-shadow="none" style:text-underline-style="none" fo:font-weight="normal" style:letter-kerning="true" style:font-family-asian="Menlo-Regular" style:font-size-asian="30pt" style:font-style-asian="normal" style:font-weight-asian="normal" style:font-family-complex="Menlo-Regular" style:font-size-complex="3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ffff" fo:font-size="48pt" style:font-size-asian="48pt" style:font-size-complex="48pt"/>
    </style:style>
    <style:style style:name="T16" style:family="text">
      <style:text-properties fo:color="#d31895" fo:font-family="Menlo-Regular" fo:font-size="16pt" style:font-family-asian="Menlo-Regular" style:font-size-asian="16pt" style:font-family-complex="Menlo-Regular" style:font-size-complex="16pt"/>
    </style:style>
    <style:style style:name="T17" style:family="text">
      <style:text-properties fo:color="#23ff83" fo:font-family="Menlo-Regular" fo:font-size="30pt" style:font-family-asian="Menlo-Regular" style:font-size-asian="30pt" style:font-family-complex="Menlo-Regular" style:font-size-complex="30pt"/>
    </style:style>
    <style:style style:name="T18" style:family="text">
      <style:text-properties fo:color="#d31895" style:text-outline="false" style:text-line-through-style="none" fo:font-family="Menlo-Regular" fo:font-size="30pt" fo:font-style="normal" fo:text-shadow="none" style:text-underline-style="none" fo:font-weight="normal" style:letter-kerning="true" style:font-family-asian="Menlo-Regular" style:font-size-asian="30pt" style:font-style-asian="normal" style:font-weight-asian="normal" style:font-family-complex="Menlo-Regular" style:font-size-complex="3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786dff" fo:font-family="Menlo-Regular" fo:font-size="30pt" style:font-family-asian="Menlo-Regular" style:font-size-asian="30pt" style:font-family-complex="Menlo-Regular" style:font-size-complex="30pt"/>
    </style:style>
    <style:style style:name="T20" style:family="text">
      <style:text-properties fo:color="#ffffff" fo:font-family="Menlo-Regular" fo:font-size="40pt" style:font-family-asian="Menlo-Regular" style:font-size-asian="40pt" style:font-family-complex="Menlo-Regular" style:font-size-complex="40pt"/>
    </style:style>
    <style:style style:name="T21" style:family="text">
      <style:text-properties fo:color="#ffffff" style:text-outline="false" style:text-line-through-style="none" fo:font-family="Menlo-Regular" fo:font-size="40pt" fo:font-style="normal" fo:text-shadow="none" style:text-underline-style="none" fo:font-weight="normal" style:letter-kerning="true" style:font-family-asian="Menlo-Regular" style:font-size-asian="40pt" style:font-style-asian="normal" style:font-weight-asian="normal" style:font-family-complex="Menlo-Regular" style:font-size-complex="4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ffffff" fo:font-size="20pt" style:font-size-asian="20pt" style:font-size-complex="20pt"/>
    </style:style>
    <style:style style:name="T23" style:family="text">
      <style:text-properties fo:color="#ffffff" fo:font-size="45pt" style:font-size-asian="45pt" style:font-size-complex="4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6.035cm" svg:height="4.501cm" svg:x="0.624cm" svg:y="4.422cm">
          <draw:text-box>
            <text:p><text:span text:style-name="T1">Objective-C ==&gt; RubyMotion </text:span></text:p>
            <text:p text:style-name="P1"><text:span text:style-name="T1">A fly in the ointment <text:s/></text:span></text:p>
          </draw:text-box>
        </draw:frame>
        <draw:frame draw:style-name="gr2" draw:text-style-name="P3" draw:layer="layout" svg:width="25.87cm" svg:height="4.511cm" svg:x="0.8cm" svg:y="15.875cm">
          <draw:text-box>
            <text:p text:style-name="P1"><text:span text:style-name="T2">Oleksandr Dodatko</text:span></text:p>
            <text:p text:style-name="P1"><text:span text:style-name="T3">Dnepropetrovsk, Ukraine</text:span></text:p>
            <text:p text:style-name="P1"><text:span text:style-name="T3">2013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4" draw:text-style-name="P6" draw:layer="layout" svg:width="26.2cm" svg:height="2.376cm" svg:x="1cm" svg:y="8.8cm">
          <draw:text-box>
            <text:p text:style-name="P5"><text:span text:style-name="T1">RubyMotion is a Buzzword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4" draw:text-style-name="P8" draw:layer="layout" svg:width="26.2cm" svg:height="13.001cm" svg:x="1.059cm" svg:y="4.984cm">
          <draw:text-box>
            <text:p text:style-name="P7"><text:span text:style-name="T1">Marc Lainez <text:s text:c="4"/>@mlainez</text:span></text:p>
            <text:p text:style-name="P7"><text:span text:style-name="T1"/></text:p>
            <text:p text:style-name="P7"><text:span text:style-name="T1">Yesterday: Xcode =&gt; nothing good came out of it. </text:span></text:p>
            <text:p text:style-name="P7"><text:span text:style-name="T1">Today: Rubymotion =&gt; almost finished an app.</text:span></text:p>
          </draw:text-box>
        </draw:frame>
        <draw:frame draw:style-name="gr5" draw:text-style-name="P5" draw:layer="layout" svg:width="4.513cm" svg:height="4.513cm" svg:x="22.801cm" svg:y="-0.312cm">
          <draw:image xlink:href="../social/twitter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style-name="gr4" draw:text-style-name="P8" draw:layer="layout" svg:width="26.2cm" svg:height="17.251cm" svg:x="1cm" svg:y="1.8cm">
          <draw:text-box>
            <text:p text:style-name="P7"><text:span text:style-name="T1">After years of iOS work, RubyMotion seems like a thousand kittens playing the piano while sliding down a double-rainbow.</text:span></text:p>
            <text:p text:style-name="P7"><text:span text:style-name="T1"/></text:p>
            <text:p text:style-name="P7"><text:span text:style-name="T1">Johannes Fahrenkrug </text:span></text:p>
            <text:p text:style-name="P7"><text:span text:style-name="T1">Founder, Springenwerk</text:span></text:p>
          </draw:text-box>
        </draw:frame>
        <draw:frame draw:style-name="gr5" draw:text-style-name="P5" draw:layer="layout" svg:width="4cm" svg:height="4.22cm" svg:x="23.6cm" svg:y="0.18cm">
          <draw:image xlink:href="../icons/rubymotion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draw:style-name="gr4" draw:text-style-name="P8" draw:layer="layout" svg:width="26.2cm" svg:height="8.751cm" svg:x="1.059cm" svg:y="4.985cm">
          <draw:text-box>
            <text:p text:style-name="P7"><text:span text:style-name="T1">Matt Brewer <text:s text:c="3"/>@macfanatic</text:span></text:p>
            <text:p text:style-name="P7"><text:span text:style-name="T1"/></text:p>
            <text:p text:style-name="P7"><text:span text:style-name="T1">@RubyMotion Love, absolutely needed.</text:span></text:p>
          </draw:text-box>
        </draw:frame>
        <draw:frame draw:style-name="gr5" draw:text-style-name="P5" draw:layer="layout" svg:width="4.513cm" svg:height="4.513cm" svg:x="22.8cm" svg:y="-0.313cm">
          <draw:image xlink:href="../social/twitter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draw:style-name="gr5" draw:text-style-name="P5" draw:layer="layout" svg:width="27.999cm" svg:height="17.499cm" svg:x="0.043cm" svg:y="1.806cm">
          <draw:image xlink:href="../teamfortress/pyro-land1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draw:style-name="gr4" draw:text-style-name="P8" draw:layer="layout" svg:width="26.2cm" svg:height="4.501cm" svg:x="1cm" svg:y="8.2cm">
          <draw:text-box>
            <text:p text:style-name="P5"><text:span text:style-name="T1">Introducing RubyMotion I had 3 goals in mind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draw:style-name="gr5" draw:text-style-name="P5" draw:layer="layout" svg:width="9.416cm" svg:height="9.381cm" svg:x="0.584cm" svg:y="4.619cm">
          <draw:image xlink:href="../icons/Sitecore-logo.png" xlink:type="simple" xlink:show="embed" xlink:actuate="onLoad">
            <text:p/>
          </draw:image>
        </draw:frame>
        <draw:frame draw:style-name="gr5" draw:text-style-name="P5" draw:layer="layout" svg:width="9.5cm" svg:height="10.02cm" svg:x="17.612cm" svg:y="4.6cm">
          <draw:image xlink:href="../icons/rubymotion.png" xlink:type="simple" xlink:show="embed" xlink:actuate="onLoad">
            <text:p/>
          </draw:image>
        </draw:frame>
        <draw:custom-shape draw:style-name="gr6" draw:text-style-name="P5" draw:layer="layout" svg:width="4.2cm" svg:height="4cm" svg:x="11.2cm" svg:y="7.4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draw:style-name="gr5" draw:text-style-name="P5" draw:layer="layout" svg:width="9cm" svg:height="9cm" svg:x="1.3cm" svg:y="5.5cm">
          <draw:image xlink:href="../icons/uiautomation-icon.png" xlink:type="simple" xlink:show="embed" xlink:actuate="onLoad">
            <text:p/>
          </draw:image>
        </draw:frame>
        <draw:frame draw:style-name="gr5" draw:text-style-name="P5" draw:layer="layout" svg:width="9cm" svg:height="9.49cm" svg:x="18.2cm" svg:y="5.31cm">
          <draw:image xlink:href="../icons/rubymotion.png" xlink:type="simple" xlink:show="embed" xlink:actuate="onLoad">
            <text:p/>
          </draw:image>
        </draw:frame>
        <draw:custom-shape draw:style-name="gr6" draw:text-style-name="P5" draw:layer="layout" svg:width="6.9cm" svg:height="2cm" svg:x="10.2cm" svg:y="8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draw:style-name="gr5" draw:text-style-name="P5" draw:layer="layout" svg:width="18cm" svg:height="19.5cm" svg:x="5cm" svg:y="0.8cm">
          <draw:image xlink:href="../humor/real-programmers-code-in-binary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draw:style-name="gr4" draw:text-style-name="P8" draw:layer="layout" svg:width="26.2cm" svg:height="2.376cm" svg:x="1cm" svg:y="8.201cm">
          <draw:text-box>
            <text:p text:style-name="P5"><text:span text:style-name="T1">Precondition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draw:style-name="gr5" draw:text-style-name="P5" draw:layer="layout" svg:width="28cm" svg:height="14.84cm" svg:x="0cm" svg:y="3.1cm">
          <draw:image xlink:href="../teamfortress/TF2_Group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draw:style-name="gr4" draw:text-style-name="P8" draw:layer="layout" svg:width="26.2cm" svg:height="2.376cm" svg:x="0.8cm" svg:y="4.4cm">
          <draw:text-box>
            <text:p text:style-name="P5"><text:span text:style-name="T1">Sitecore MobileSDK</text:span></text:p>
          </draw:text-box>
        </draw:frame>
        <draw:frame draw:style-name="gr5" draw:text-style-name="P5" draw:layer="layout" svg:width="10cm" svg:height="10cm" svg:x="8.6cm" svg:y="8.4cm">
          <draw:image xlink:href="../icons/Framework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draw:style-name="gr5" draw:text-style-name="P5" draw:layer="layout" svg:width="28cm" svg:height="19.12cm" svg:x="0cm" svg:y="0.9cm">
          <draw:image xlink:href="../screenshots/14-New-Application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draw:style-name="gr4" draw:text-style-name="P2" draw:layer="layout" svg:width="25.8cm" svg:height="2.376cm" svg:x="1.6cm" svg:y="1cm">
          <draw:text-box>
            <text:p><text:span text:style-name="T1">Problem #1 : Memory leaks</text:span></text:p>
          </draw:text-box>
        </draw:frame>
        <draw:frame draw:style-name="gr7" draw:text-style-name="P10" draw:layer="layout" svg:width="23.8cm" svg:height="13.253cm" svg:x="3.4cm" svg:y="6.2cm">
          <draw:text-box>
            <text:p text:style-name="P9"><text:span text:style-name="T4">Object cycles, when two or more objects refer to each other, are currently not handled by the runtime, but will be in future releases.</text:span></text:p>
          </draw:text-box>
        </draw:frame>
        <draw:frame draw:style-name="gr5" draw:text-style-name="P5" draw:layer="layout" svg:width="2.707cm" svg:height="2.707cm" svg:x="0.4cm" svg:y="6.293cm">
          <draw:image xlink:href="../icons/caution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draw:style-name="gr5" draw:text-style-name="P5" draw:layer="layout" svg:width="27.442cm" svg:height="12.843cm" svg:x="0.2cm" svg:y="3.757cm">
          <draw:image xlink:href="../diagrams/1-WeakRe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draw:style-name="gr4" draw:text-style-name="P11" draw:layer="layout" svg:width="27.32cm" svg:height="1.987cm" svg:x="0.2cm" svg:y="8.6cm">
          <draw:text-box>
            <text:p><text:span text:style-name="T5">Farcaller/motion-memorymanagement</text:span></text:p>
          </draw:text-box>
        </draw:frame>
        <draw:frame draw:style-name="gr4" draw:text-style-name="P12" draw:layer="layout" svg:width="27.32cm" svg:height="2.22cm" svg:x="0.28cm" svg:y="11.38cm">
          <draw:text-box>
            <text:p><text:span text:style-name="T6">Dodikk/MotionBlocks</text:span></text:p>
          </draw:text-box>
        </draw:frame>
        <draw:frame draw:style-name="gr5" draw:text-style-name="P5" draw:layer="layout" svg:width="5.91cm" svg:height="5.91cm" svg:x="21.89cm" svg:y="0.09cm">
          <draw:image xlink:href="../social/githu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draw:style-name="gr5" draw:text-style-name="P5" draw:layer="layout" svg:width="27cm" svg:height="16.88cm" svg:x="0.5cm" svg:y="2.2cm">
          <draw:image xlink:href="../icons/problem%20solve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draw:style-name="gr4" draw:text-style-name="P2" draw:layer="layout" svg:width="25.8cm" svg:height="4.501cm" svg:x="1.6cm" svg:y="1cm">
          <draw:text-box>
            <text:p><text:span text:style-name="T1">Problem #2 : </text:span></text:p>
            <text:p text:style-name="P1"><text:span text:style-name="T1">Block API do not <text:s/>compile</text:span></text:p>
          </draw:text-box>
        </draw:frame>
        <draw:frame draw:style-name="gr5" draw:text-style-name="P5" draw:layer="layout" svg:width="13cm" svg:height="13cm" svg:x="7.6cm" svg:y="6.6cm">
          <draw:image xlink:href="../icons/blocks-150x15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draw:style-name="gr4" draw:text-style-name="P14" draw:layer="layout" svg:width="27.8cm" svg:height="15.849cm" svg:x="0.2cm" svg:y="2cm">
          <draw:text-box>
            <text:p text:style-name="P13"><text:span text:style-name="T7">typedef</text:span><text:span text:style-name="T8"> </text:span><text:span text:style-name="T7">void</text:span><text:span text:style-name="T8"> (^BBAsyncOpResult)(</text:span><text:span text:style-name="T7">id</text:span><text:span text:style-name="T8"> result, </text:span><text:span text:style-name="T9">NSError</text:span><text:span text:style-name="T8"> *error);</text:span></text:p>
            <text:p><text:span text:style-name="T7">typedef</text:span><text:span text:style-name="T8"> </text:span><text:span text:style-name="T7">void</text:span><text:span text:style-name="T8"> (^BBAsyncOp)(</text:span><text:span text:style-name="T10">BBAsyncOpResult</text:span><text:span text:style-name="T8"> handler);</text:span></text:p>
            <text:p text:style-name="P13"><text:span text:style-name="T11"/></text:p>
            <text:p text:style-name="P13"><text:span text:style-name="T8"/></text:p>
            <text:p text:style-name="P13"><text:span text:style-name="T7">@interface</text:span><text:span text:style-name="T8"> BlockBuilder : </text:span><text:span text:style-name="T9">NSObject</text:span></text:p>
            <text:p text:style-name="P13"><text:span text:style-name="T8"/></text:p>
            <text:p><text:span text:style-name="T8">-(</text:span><text:span text:style-name="T10">BBAsyncOp</text:span><text:span text:style-name="T8">)itemsReader;</text:span></text:p>
            <text:p><text:span text:style-name="T8">-(</text:span><text:span text:style-name="T10">BBAsyncOpResult</text:span><text:span text:style-name="T8">)itemsReaderCallback;</text:span></text:p>
            <text:p text:style-name="P13"><text:span text:style-name="T8"/></text:p>
            <text:p text:style-name="P13"><text:span text:style-name="T7">@end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draw:style-name="gr4" draw:text-style-name="P12" draw:layer="layout" svg:width="25.2cm" svg:height="14.82cm" svg:x="1cm" svg:y="2.98cm">
          <draw:text-box>
            <text:p text:style-name="P13"><text:span text:style-name="T6">Objective-C stub for message `</text:span><text:span text:style-name="T12">itemsReader</text:span><text:span text:style-name="T6">' type `</text:span><text:span text:style-name="T12">@?@(angry)</text:span><text:span text:style-name="T6">' not precompiled.</text:span></text:p>
            <text:p text:style-name="P13"><text:span text:style-name="T6"/></text:p>
            <text:p text:style-name="P13"><text:span text:style-name="T6">Make sure you properly link with the framework or library that defines this message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>
        <draw:frame draw:style-name="gr5" draw:text-style-name="P5" draw:layer="layout" svg:width="22.54cm" svg:height="21cm" svg:x="2.7cm" svg:y="0.076cm">
          <draw:image xlink:href="../screenshots/22-BlocksCompiler-Ticket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9">
        <draw:frame presentation:style-name="pr3" draw:text-style-name="P15" draw:layer="layout" svg:width="25.199cm" svg:height="3.506cm" svg:x="1.6cm" svg:y="8.094cm" presentation:class="title" presentation:user-transformed="true">
          <draw:text-box>
            <text:p><text:span text:style-name="T13">hipbyte.myjetbrains.com/youtrack/</text:span><text:span text:style-name="T13"><text:line-break/></text:span><text:span text:style-name="T13">issue/RM-9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draw:frame draw:style-name="gr4" draw:text-style-name="P6" draw:layer="layout" svg:width="26.6cm" svg:height="4.738cm" svg:x="0.6cm" svg:y="7cm">
          <draw:text-box>
            <text:p text:style-name="P16"><text:span text:style-name="T6">Use </text:span><text:span text:style-name="T12">id</text:span><text:span text:style-name="T1"> instead of block typedef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draw:frame draw:style-name="gr4" draw:text-style-name="P17" draw:layer="layout" svg:width="27.8cm" svg:height="15.849cm" svg:x="0.2cm" svg:y="2cm">
          <draw:text-box>
            <text:p text:style-name="P13"><text:span text:style-name="T7">typedef</text:span><text:span text:style-name="T8"> </text:span><text:span text:style-name="T7">void</text:span><text:span text:style-name="T8"> (^BBAsyncOpResult)(</text:span><text:span text:style-name="T7">id</text:span><text:span text:style-name="T8"> result, </text:span><text:span text:style-name="T9">NSError</text:span><text:span text:style-name="T8"> *error);</text:span></text:p>
            <text:p><text:span text:style-name="T7">typedef</text:span><text:span text:style-name="T8"> </text:span><text:span text:style-name="T7">void</text:span><text:span text:style-name="T8"> (^BBAsyncOp)(</text:span><text:span text:style-name="T14">id</text:span><text:span text:style-name="T8"> handler);</text:span></text:p>
            <text:p text:style-name="P13"><text:span text:style-name="T11"/></text:p>
            <text:p text:style-name="P13"><text:span text:style-name="T8"/></text:p>
            <text:p text:style-name="P13"><text:span text:style-name="T7">@interface</text:span><text:span text:style-name="T8"> BlockBuilder : </text:span><text:span text:style-name="T9">NSObject</text:span></text:p>
            <text:p text:style-name="P13"><text:span text:style-name="T8"/></text:p>
            <text:p><text:span text:style-name="T8">-(</text:span><text:span text:style-name="T14">id</text:span><text:span text:style-name="T8">)itemsReader;</text:span></text:p>
            <text:p><text:span text:style-name="T8">-(</text:span><text:span text:style-name="T14">id</text:span><text:span text:style-name="T8">)itemsReaderCallback;</text:span></text:p>
            <text:p text:style-name="P13"><text:span text:style-name="T8"/></text:p>
            <text:p text:style-name="P13"><text:span text:style-name="T7">@end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draw:frame draw:style-name="gr5" draw:text-style-name="P18" draw:layer="layout" svg:width="27cm" svg:height="16.88cm" svg:x="0.5cm" svg:y="2.2cm">
          <draw:image xlink:href="../icons/problem%20solve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draw:frame draw:style-name="gr4" draw:text-style-name="P2" draw:layer="layout" svg:width="25.8cm" svg:height="4.268cm" svg:x="1.6cm" svg:y="1cm">
          <draw:text-box>
            <text:p><text:span text:style-name="T1">Problem #3 : </text:span></text:p>
            <text:p text:style-name="P1"><text:span text:style-name="T15">How to Invoke an ObjC Block?</text:span></text:p>
          </draw:text-box>
        </draw:frame>
        <draw:frame draw:style-name="gr5" draw:text-style-name="P5" draw:layer="layout" svg:width="13cm" svg:height="13cm" svg:x="7.6cm" svg:y="6.6cm">
          <draw:image xlink:href="../icons/blocks-150x15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draw:frame draw:style-name="gr5" draw:text-style-name="P5" draw:layer="layout" svg:width="27cm" svg:height="12.92cm" svg:x="0.9cm" svg:y="3.6cm">
          <draw:image xlink:href="../diagrams/2-ObjcBlock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draw:frame draw:style-name="gr5" draw:text-style-name="P5" draw:layer="layout" svg:width="20cm" svg:height="20cm" svg:x="4.402cm" svg:y="0.498cm">
          <draw:image xlink:href="../humor/blackjack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draw:frame draw:style-name="gr8" draw:text-style-name="P19" draw:layer="layout" svg:width="24.939cm" svg:height="15.185cm" svg:x="1.661cm" svg:y="3.015cm">
          <draw:text-box>
            <text:p text:style-name="P19"><text:span text:style-name="T16"/></text:p>
            <text:p text:style-name="P19"><text:span text:style-name="T7">@implementation</text:span><text:span text:style-name="T8"> NSObject (BlockForRuby)</text:span></text:p>
            <text:p text:style-name="P19"><text:span text:style-name="T8"/></text:p>
            <text:p text:style-name="P19"><text:span text:style-name="T8">-(</text:span><text:span text:style-name="T7">id</text:span><text:span text:style-name="T8">)objc_BlockSend1:( </text:span><text:span text:style-name="T7">id</text:span><text:span text:style-name="T8"> )arg_</text:span></text:p>
            <text:p text:style-name="P19"><text:span text:style-name="T8">{</text:span></text:p>
            <text:p text:style-name="P19"><text:span text:style-name="T8"><text:s text:c="4"/></text:span><text:span text:style-name="T7">typedef</text:span><text:span text:style-name="T8"> </text:span><text:span text:style-name="T7">id</text:span><text:span text:style-name="T8">(^Block1)( </text:span><text:span text:style-name="T7">id</text:span><text:span text:style-name="T8"> arg_ );</text:span></text:p>
            <text:p text:style-name="P19"><text:span text:style-name="T8"><text:s text:c="4"/></text:span></text:p>
            <text:p text:style-name="P19"><text:span text:style-name="T8"><text:s text:c="4"/></text:span><text:span text:style-name="T17">Block1</text:span><text:span text:style-name="T8"> block_ = (</text:span><text:span text:style-name="T17">Block1</text:span><text:span text:style-name="T8">)</text:span><text:span text:style-name="T7">self</text:span><text:span text:style-name="T8">;</text:span></text:p>
            <text:p text:style-name="P19"><text:span text:style-name="T8"><text:s text:c="4"/></text:span><text:span text:style-name="T7">return</text:span><text:span text:style-name="T8"> block_( arg_ );</text:span></text:p>
            <text:p text:style-name="P19"><text:span text:style-name="T8">}</text:span></text:p>
            <text:p text:style-name="P19"><text:span text:style-name="T1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draw:frame draw:style-name="gr9" draw:text-style-name="P21" draw:layer="layout" svg:width="25.676cm" svg:height="19.18cm" svg:x="1.724cm" svg:y="1.42cm">
          <draw:text-box>
            <text:p text:style-name="P20"><text:span text:style-name="T8">-(</text:span><text:span text:style-name="T7">id</text:span><text:span text:style-name="T8">)objc_BlockSend:( </text:span><text:span text:style-name="T9">NSArray</text:span><text:span text:style-name="T8">* )args_{</text:span></text:p>
            <text:p text:style-name="P20"><text:span text:style-name="T8"><text:s text:c="4"/></text:span><text:span text:style-name="T7">switch</text:span><text:span text:style-name="T8"> ( [ args_ </text:span><text:span text:style-name="T9">count</text:span><text:span text:style-name="T8"> ] ){</text:span></text:p>
            <text:p text:style-name="P20"><text:span text:style-name="T8"><text:s text:c="8"/></text:span><text:span text:style-name="T7">case</text:span><text:span text:style-name="T8"> </text:span><text:span text:style-name="T19">0</text:span><text:span text:style-name="T8">:</text:span></text:p>
            <text:p text:style-name="P20"><text:span text:style-name="T8"><text:s text:c="12"/></text:span><text:span text:style-name="T7">return</text:span><text:span text:style-name="T8"> [ </text:span><text:span text:style-name="T7">self</text:span><text:span text:style-name="T8"> </text:span><text:span text:style-name="T17">objc_BlockSend0</text:span><text:span text:style-name="T8"> ];</text:span></text:p>
            <text:p text:style-name="P20"><text:span text:style-name="T8"><text:s text:c="12"/></text:span><text:span text:style-name="T7">break</text:span><text:span text:style-name="T8">;</text:span></text:p>
            <text:p text:style-name="P20"><text:span text:style-name="T8"><text:s text:c="8"/></text:span><text:span text:style-name="T7">case</text:span><text:span text:style-name="T8"> </text:span><text:span text:style-name="T19">1</text:span><text:span text:style-name="T8">:</text:span></text:p>
            <text:p text:style-name="P20"><text:span text:style-name="T8"><text:s text:c="12"/></text:span><text:span text:style-name="T7">return</text:span><text:span text:style-name="T8"> [ </text:span><text:span text:style-name="T7">self</text:span><text:span text:style-name="T8"> </text:span><text:span text:style-name="T17">objc_BlockSend1</text:span><text:span text:style-name="T8">: args_[</text:span><text:span text:style-name="T19">0</text:span><text:span text:style-name="T8">] ];</text:span></text:p>
            <text:p text:style-name="P20"><text:span text:style-name="T8"><text:s text:c="12"/></text:span><text:span text:style-name="T7">break</text:span><text:span text:style-name="T8">;</text:span></text:p>
            <text:p text:style-name="P20"><text:span text:style-name="T8"><text:s text:c="8"/></text:span><text:span text:style-name="T7">default</text:span><text:span text:style-name="T8">: //TODO : add as many as you want</text:span></text:p>
            <text:p text:style-name="P20"><text:span text:style-name="T8"><text:s text:c="12"/></text:span><text:span text:style-name="T7">break</text:span><text:span text:style-name="T8">;</text:span></text:p>
            <text:p text:style-name="P20"><text:span text:style-name="T8"><text:s text:c="4"/></text:span><text:span text:style-name="T8">}</text:span></text:p>
            <text:p text:style-name="P20"><text:span text:style-name="T8"><text:s text:c="4"/></text:span><text:span text:style-name="T7">return</text:span><text:span text:style-name="T8"> </text:span><text:span text:style-name="T7">nil</text:span><text:span text:style-name="T8">;</text:span></text:p>
            <text:p text:style-name="P20"><text:span text:style-name="T8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draw:style-name="gr5" draw:text-style-name="P18" draw:layer="layout" svg:width="27cm" svg:height="16.88cm" svg:x="0.5cm" svg:y="2.2cm">
          <draw:image xlink:href="../icons/problem%20solve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draw:frame draw:style-name="gr4" draw:text-style-name="P2" draw:layer="layout" svg:width="25.8cm" svg:height="4.268cm" svg:x="1.6cm" svg:y="1cm">
          <draw:text-box>
            <text:p><text:span text:style-name="T1">Problem #4 : </text:span></text:p>
            <text:p text:style-name="P1"><text:span text:style-name="T15">ObjC blocks crash</text:span></text:p>
          </draw:text-box>
        </draw:frame>
        <draw:frame draw:style-name="gr5" draw:text-style-name="P5" draw:layer="layout" svg:width="13cm" svg:height="13cm" svg:x="7.502cm" svg:y="6.697cm">
          <draw:image xlink:href="../icons/blocks-150x15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draw:frame draw:style-name="gr4" draw:text-style-name="P22" draw:layer="layout" svg:width="27.4cm" svg:height="13.467cm" svg:x="0.2cm" svg:y="3.133cm">
          <draw:text-box>
            <text:p text:style-name="P19"><text:span text:style-name="T20">reader = blockBuilder.itemsReaderWithRequest()</text:span></text:p>
            <text:p text:style-name="P9"><text:span text:style-name="T20"/></text:p>
            <text:p text:style-name="P9"><text:span text:style-name="T20">callback = blockBuilder.itemsReaderCallback()</text:span></text:p>
            <text:p text:style-name="P9"><text:span text:style-name="T20"/></text:p>
            <text:p text:style-name="P19"><text:span text:style-name="T21">reader.objc_BlockSend( [ callback ] 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draw:style-name="gr5" draw:text-style-name="P5" draw:layer="layout" svg:width="27.999cm" svg:height="11.797cm" svg:x="0.049cm" svg:y="4.118cm">
          <draw:image xlink:href="../diagrams/3-BlocksMarshalling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draw:style-name="gr4" draw:text-style-name="P6" draw:layer="layout" svg:width="12.6cm" svg:height="2.376cm" svg:x="7.081cm" svg:y="8.266cm">
          <draw:text-box>
            <text:p text:style-name="P5"><text:span text:style-name="T1">Dem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>
        <office:forms form:automatic-focus="false" form:apply-design-mode="false"/>
        <draw:frame draw:style-name="gr5" draw:text-style-name="P5" draw:layer="layout" svg:width="23.3cm" svg:height="21cm" svg:x="2.6cm" svg:y="0cm">
          <draw:image xlink:href="../screenshots/37-BlocksCrash-Ticket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3T19">
        <office:forms form:automatic-focus="false" form:apply-design-mode="false"/>
        <draw:frame presentation:style-name="pr3" draw:text-style-name="P15" draw:layer="layout" svg:width="25.199cm" svg:height="3.506cm" svg:x="1.401cm" svg:y="8.4cm" presentation:class="title" presentation:user-transformed="true">
          <draw:text-box>
            <text:p><text:span text:style-name="T13">Created on Tue, Feb 5 at 1:19 PM Agent: Laurent Sansonetti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draw:style-name="gr4" draw:text-style-name="P23" draw:layer="layout" svg:width="26.317cm" svg:height="12.056cm" svg:x="0.6cm" svg:y="8.144cm">
          <draw:text-box>
            <text:p><text:span text:style-name="T22">---------</text:span></text:p>
            <text:p><text:span text:style-name="T22">reader.class <text:s text:c="2"/>: __NSGlobalBlock__</text:span></text:p>
            <text:p><text:span text:style-name="T22">callback.class : __NSGlobalBlock__</text:span></text:p>
            <text:p><text:span text:style-name="T22">2013-03-07 12:35:43.985 HelloMotion[1250:1d903] [EXECUTED] itemsReaderWithRequest</text:span></text:p>
            <text:p><text:span text:style-name="T22">2013-03-07 12:35:43.986 HelloMotion[1250:1d903] handler : &lt;__NSGlobalBlock__: 0x14b500&gt;</text:span></text:p>
            <text:p><text:span text:style-name="T22">2013-03-07 12:35:43.987 HelloMotion[1250:1d903] handler class : __NSGlobalBlock__</text:span></text:p>
            <text:p><text:span text:style-name="T22">2013-03-07 12:35:43.987 HelloMotion[1250:1d903] [EXECUTED] itemsReaderCallback</text:span></text:p>
            <text:p><text:span text:style-name="T22">2013-03-07 12:35:43.988 HelloMotion[1250:1d903] result : ololo</text:span></text:p>
            <text:p><text:span text:style-name="T22">((null))&gt; rake aborted!</text:span></text:p>
            <text:p><text:span text:style-name="T22">Command failed with status (1): [DYLD_FRAMEWORK_PATH="/Applications/Xcode.a...]</text:span></text:p>
          </draw:text-box>
        </draw:frame>
        <draw:frame draw:style-name="gr4" draw:text-style-name="P6" draw:layer="layout" svg:width="26.4cm" svg:height="2.376cm" svg:x="1cm" svg:y="2.8cm">
          <draw:text-box>
            <text:p text:style-name="P5"><text:span text:style-name="T1">Just in case you need the lo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office:forms form:automatic-focus="false" form:apply-design-mode="false"/>
        <draw:frame draw:style-name="gr5" draw:text-style-name="P5" draw:layer="layout" svg:width="8cm" svg:height="10cm" svg:x="19cm" svg:y="4.4cm">
          <draw:image xlink:href="../humor/mario-facepalm.jpg" xlink:type="simple" xlink:show="embed" xlink:actuate="onLoad">
            <text:p/>
          </draw:image>
        </draw:frame>
        <draw:frame draw:style-name="gr5" draw:text-style-name="P5" draw:layer="layout" svg:width="17.4cm" svg:height="11.4cm" svg:x="0.4cm" svg:y="4cm">
          <draw:image xlink:href="../humor/game-over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office:forms form:automatic-focus="false" form:apply-design-mode="false"/>
        <draw:frame draw:style-name="gr4" draw:text-style-name="P6" draw:layer="layout" svg:width="24.6cm" svg:height="2.376cm" svg:x="2.005cm" svg:y="1.187cm">
          <draw:text-box>
            <text:p text:style-name="P5"><text:span text:style-name="T1">One More Thing...</text:span></text:p>
          </draw:text-box>
        </draw:frame>
        <draw:frame draw:style-name="gr5" draw:text-style-name="P5" draw:layer="layout" svg:width="5cm" svg:height="5.27cm" svg:x="1.8cm" svg:y="8.2cm">
          <draw:image xlink:href="../icons/rubymotion.png" xlink:type="simple" xlink:show="embed" xlink:actuate="onLoad">
            <text:p/>
          </draw:image>
        </draw:frame>
        <draw:frame draw:style-name="gr5" draw:text-style-name="P5" draw:layer="layout" svg:width="16.8cm" svg:height="8.6cm" svg:x="10.6cm" svg:y="6.6cm">
          <draw:image xlink:href="../humor/CppUnicorn.png" xlink:type="simple" xlink:show="embed" xlink:actuate="onLoad">
            <text:p/>
          </draw:image>
        </draw:frame>
        <draw:line draw:style-name="gr10" draw:text-style-name="P5" draw:layer="layout" svg:x1="10.6cm" svg:y1="6.6cm" svg:x2="27.4cm" svg:y2="15.2cm">
          <text:p/>
        </draw:line>
        <draw:line draw:style-name="gr10" draw:text-style-name="P5" draw:layer="layout" svg:x1="10.6cm" svg:y1="15.2cm" svg:x2="27.4cm" svg:y2="6.6cm">
          <text:p/>
        </draw:lin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draw:frame draw:style-name="gr5" draw:text-style-name="P5" draw:layer="layout" svg:width="9cm" svg:height="9cm" svg:x="1.203cm" svg:y="5.598cm">
          <draw:image xlink:href="../icons/uiautomation-icon.png" xlink:type="simple" xlink:show="embed" xlink:actuate="onLoad">
            <text:p/>
          </draw:image>
        </draw:frame>
        <draw:frame draw:style-name="gr5" draw:text-style-name="P5" draw:layer="layout" svg:width="9cm" svg:height="9.49cm" svg:x="18.2cm" svg:y="5.31cm">
          <draw:image xlink:href="../icons/rubymotion.png" xlink:type="simple" xlink:show="embed" xlink:actuate="onLoad">
            <text:p/>
          </draw:image>
        </draw:frame>
        <draw:custom-shape draw:style-name="gr6" draw:text-style-name="P5" draw:layer="layout" svg:width="6.9cm" svg:height="2cm" svg:x="10.2cm" svg:y="8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draw:frame draw:style-name="gr4" draw:text-style-name="P24" draw:layer="layout" svg:width="25.8cm" svg:height="2.025cm" svg:x="0.982cm" svg:y="9.475cm">
          <draw:text-box>
            <text:p><text:span text:style-name="T23">TestingWithFrank/PublicAutomation</text:span></text:p>
          </draw:text-box>
        </draw:frame>
        <draw:frame draw:style-name="gr5" draw:text-style-name="P5" draw:layer="layout" svg:width="3.6cm" svg:height="3.87cm" svg:x="18.8cm" svg:y="0.8cm">
          <draw:image xlink:href="../icons/rubymotion.png" xlink:type="simple" xlink:show="embed" xlink:actuate="onLoad">
            <text:p/>
          </draw:image>
        </draw:frame>
        <draw:frame draw:style-name="gr5" draw:text-style-name="P5" draw:layer="layout" svg:width="4cm" svg:height="4cm" svg:x="23.2cm" svg:y="0.6cm">
          <draw:image xlink:href="../social/githu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>
        <draw:frame draw:style-name="gr4" draw:text-style-name="P12" draw:layer="layout" svg:width="27.4cm" svg:height="2.22cm" svg:x="0.4cm" svg:y="9cm">
          <draw:text-box>
            <text:p text:style-name="P5"><text:span text:style-name="T6">Unstable. Did not make it work. <text:s/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>
        <draw:frame draw:style-name="gr5" draw:text-style-name="P5" draw:layer="layout" svg:width="27.999cm" svg:height="14.288cm" svg:x="-0.015cm" svg:y="3.224cm">
          <draw:image xlink:href="../screenshots/43-Automation-Ticket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3T19">
        <draw:frame presentation:style-name="pr3" draw:text-style-name="P15" draw:layer="layout" svg:width="25.199cm" svg:height="3.506cm" svg:x="1.201cm" svg:y="7.8cm" presentation:class="title" presentation:user-transformed="true">
          <draw:text-box>
            <text:p><text:span text:style-name="T13">hipbyte.myjetbrains.com/youtrack/</text:span><text:span text:style-name="T13"><text:line-break/></text:span><text:span text:style-name="T13">issue/RM-83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>
        <draw:frame draw:style-name="gr5" draw:text-style-name="P5" draw:layer="layout" svg:width="27.999cm" svg:height="17.499cm" svg:x="-0.048cm" svg:y="1.873cm">
          <draw:image xlink:href="../humor/judg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>
        <draw:frame presentation:style-name="pr3" draw:text-style-name="P2" draw:layer="layout" svg:width="25.199cm" svg:height="3.506cm" svg:x="1.401cm" svg:y="7.8cm" presentation:class="title" presentation:user-transformed="true">
          <draw:text-box>
            <text:p><text:span text:style-name="T1">Use it for Prototyping Onl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>
        <draw:frame draw:style-name="gr5" draw:text-style-name="P5" draw:layer="layout" svg:width="28cm" svg:height="19.12cm" svg:x="0cm" svg:y="0.9cm">
          <draw:image xlink:href="../screenshots/14-New-Application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>
        <draw:frame draw:style-name="gr5" draw:text-style-name="P5" draw:layer="layout" svg:width="15.7cm" svg:height="7.7cm" svg:x="11.6cm" svg:y="6.5cm">
          <draw:image xlink:href="../humor/CppUnicorn.png" xlink:type="simple" xlink:show="embed" xlink:actuate="onLoad">
            <text:p/>
          </draw:image>
        </draw:frame>
        <draw:line draw:style-name="gr10" draw:text-style-name="P5" draw:layer="layout" svg:x1="11.6cm" svg:y1="6.5cm" svg:x2="27.3cm" svg:y2="14.2cm">
          <text:p/>
        </draw:line>
        <draw:line draw:style-name="gr10" draw:text-style-name="P5" draw:layer="layout" svg:x1="11.6cm" svg:y1="14.2cm" svg:x2="27.3cm" svg:y2="6.5cm">
          <text:p/>
        </draw:line>
        <draw:frame draw:style-name="gr5" draw:text-style-name="P5" draw:layer="layout" svg:width="10.2cm" svg:height="10.6cm" svg:x="0.2cm" svg:y="4.2cm">
          <draw:image xlink:href="../icons/blocks-150x150.png" xlink:type="simple" xlink:show="embed" xlink:actuate="onLoad">
            <text:p/>
          </draw:image>
        </draw:frame>
        <draw:line draw:style-name="gr10" draw:text-style-name="P5" draw:layer="layout" svg:x1="10.2cm" svg:y1="15.3cm" svg:x2="0.2cm" svg:y2="4.6cm">
          <text:p/>
        </draw:line>
        <draw:line draw:style-name="gr10" draw:text-style-name="P5" draw:layer="layout" svg:x1="10.4cm" svg:y1="4.6cm" svg:x2="0.2cm" svg:y2="15.3cm">
          <text:p/>
        </draw:lin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Default">
        <draw:frame draw:style-name="gr5" draw:text-style-name="P5" draw:layer="layout" svg:width="17cm" svg:height="17cm" svg:x="5.2cm" svg:y="1.8cm">
          <draw:image xlink:href="../icons/uiautomation-icon.png" xlink:type="simple" xlink:show="embed" xlink:actuate="onLoad">
            <text:p/>
          </draw:image>
        </draw:frame>
        <draw:line draw:style-name="gr10" draw:text-style-name="P5" draw:layer="layout" svg:x1="4.2cm" svg:y1="19.8cm" svg:x2="22.8cm" svg:y2="2.8cm">
          <text:p/>
        </draw:line>
        <draw:line draw:style-name="gr10" draw:text-style-name="P5" draw:layer="layout" svg:x1="3.6cm" svg:y1="2.6cm" svg:x2="22.6cm" svg:y2="20cm">
          <text:p/>
        </draw:lin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>
        <draw:frame draw:style-name="gr4" draw:text-style-name="P6" draw:layer="layout" svg:width="25.8cm" svg:height="2.376cm" svg:x="1.097cm" svg:y="9.024cm">
          <draw:text-box>
            <text:p text:style-name="P5"><text:span text:style-name="T1">Stay Nativ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Default">
        <draw:frame draw:style-name="gr5" draw:text-style-name="P5" draw:layer="layout" svg:width="28cm" svg:height="16.01cm" svg:x="0.061cm" svg:y="2.499cm">
          <draw:image xlink:href="../teamfortress/Meta_pyrolan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>
        <draw:frame draw:style-name="standard" draw:layer="layout" svg:width="26.932cm" svg:height="19.799cm" svg:x="0.667cm" svg:y="0.6cm">
          <table:table table:template-name="default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<text:span text:style-name="T13"/></text:p>
                <text:p text:style-name="P7"><text:span text:style-name="T5">Oleksandr Dodatko</text:span></text:p>
              </table:table-cell>
            </table:table-row>
            <table:table-row table:style-name="ro1">
              <table:table-cell table:style-name="ce1"/>
              <table:table-cell table:style-name="ce2">
                <text:p text:style-name="P7"><text:span text:style-name="T13"/></text:p>
                <text:p text:style-name="P7"><text:span text:style-name="T5">dodikk88.tutor@gmail.com</text:span></text:p>
              </table:table-cell>
            </table:table-row>
            <table:table-row table:style-name="ro1">
              <table:table-cell table:style-name="ce1"/>
              <table:table-cell table:style-name="ce3">
                <text:p text:style-name="P7"><text:span text:style-name="T13"/></text:p>
                <text:p text:style-name="P7"><text:span text:style-name="T5">alexander.dodatko.work</text:span></text:p>
              </table:table-cell>
            </table:table-row>
            <table:table-row table:style-name="ro1" table:default-cell-style-name="ce1">
              <table:table-cell/>
              <table:table-cell>
                <text:p text:style-name="P7"><text:span text:style-name="T13"/></text:p>
                <text:p text:style-name="P7"><text:span text:style-name="T5">@dodikk88</text:span></text:p>
              </table:table-cell>
            </table:table-row>
            <table:table-row table:style-name="ro2" table:default-cell-style-name="ce1">
              <table:table-cell/>
              <table:table-cell>
                <text:p text:style-name="P7"><text:span text:style-name="T13"/></text:p>
                <text:p text:style-name="P7"><text:span text:style-name="T5">github.com/dodikk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5" draw:layer="layout" svg:width="3.5cm" svg:height="3.5cm" svg:x="2cm" svg:y="0.7cm">
          <draw:image xlink:href="../social/mouse-icon.png" xlink:type="simple" xlink:show="embed" xlink:actuate="onLoad">
            <text:p/>
          </draw:image>
        </draw:frame>
        <draw:frame draw:style-name="gr5" draw:text-style-name="P5" draw:layer="layout" svg:width="4.513cm" svg:height="4.513cm" svg:x="1.6cm" svg:y="4.2cm">
          <draw:image xlink:href="../social/gmail.png" xlink:type="simple" xlink:show="embed" xlink:actuate="onLoad">
            <text:p/>
          </draw:image>
        </draw:frame>
        <draw:frame draw:style-name="gr5" draw:text-style-name="P5" draw:layer="layout" svg:width="3.5cm" svg:height="3.5cm" svg:x="2.006cm" svg:y="8.951cm">
          <draw:image xlink:href="../social/skype.png" xlink:type="simple" xlink:show="embed" xlink:actuate="onLoad">
            <text:p/>
          </draw:image>
        </draw:frame>
        <draw:frame draw:style-name="gr5" draw:text-style-name="P5" draw:layer="layout" svg:width="4.513cm" svg:height="4.513cm" svg:x="1.5cm" svg:y="12.187cm">
          <draw:image xlink:href="../social/twitter.png" xlink:type="simple" xlink:show="embed" xlink:actuate="onLoad">
            <text:p/>
          </draw:image>
        </draw:frame>
        <draw:frame draw:style-name="gr5" draw:text-style-name="P5" draw:layer="layout" svg:width="4cm" svg:height="4cm" svg:x="1.8cm" svg:y="16.39cm">
          <draw:image xlink:href="../social/githu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Default">
        <draw:frame draw:style-name="gr5" draw:text-style-name="P5" draw:layer="layout" svg:width="21cm" svg:height="21cm" svg:x="3.6cm" svg:y="0cm">
          <draw:image xlink:href="../social/dodikk-vcar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20100000858000006406BB1B956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table:table-template text:style-name="default"/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24T11:32:08</meta:creation-date>
    <meta:generator>LibreOffice/3.5$MacOSX_x86 LibreOffice_project/7e68ba2-a744ebf-1f241b7-c506db1-7d53735</meta:generator>
    <dc:date>2013-04-02T23:50:13</dc:date>
    <meta:editing-duration>PT7H32M25S</meta:editing-duration>
    <meta:editing-cycles>210</meta:editing-cycles>
    <meta:document-statistic meta:object-count="224"/>
  </office:meta>
</office:document-meta>
</file>